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 Curve" table:style-name="ta1">
        <table:shapes>
          <draw:frame draw:z-index="0" draw:style-name="gr1" draw:text-style-name="P1" svg:width="453.51pt" svg:height="255.09pt" svg:x="195.59pt" svg:y="177.51pt">
            <draw:object draw:notify-on-update-of-ranges="'Calibration Curve'.A2:'Calibration Curve'.A10 'Calibration Curve'.C1:'Calibration Curve'.C1 'Calibration Curve'.C2:'Calibration Curve'.C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Analog Read Average</text:p>
          </table:table-cell>
          <table:table-cell office:value-type="string" calcext:value-type="string">
            <text:p>Distance</text:p>
          </table:table-cell>
          <table:table-cell table:number-columns-repeated="9"/>
          <table:table-cell office:value-type="string" calcext:value-type="string">
            <text:p>Analog Read</text:p>
          </table:table-cell>
          <table:table-cell office:value-type="string" calcext:value-type="string">
            <text:p>Actual Distance</text:p>
          </table:table-cell>
          <table:table-cell office:value-type="string" calcext:value-type="string">
            <text:p>Calculated</text:p>
          </table:table-cell>
        </table:table-row>
        <table:table-row table:style-name="ro1">
          <table:table-cell table:formula="of:=[$Data.C$3]" office:value-type="float" office:value="383.032786885246" calcext:value-type="float">
            <text:p>383.0327868852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22" calcext:value-type="float">
            <text:p>422</text:p>
          </table:table-cell>
          <table:table-cell office:value-type="float" office:value="11" calcext:value-type="float">
            <text:p>11</text:p>
          </table:table-cell>
          <table:table-cell table:formula="of:=2213662.429866*([.L2]^-2.0598068054896)" office:value-type="float" office:value="8.65914358807215" calcext:value-type="float">
            <text:p>8.65914358807215</text:p>
          </table:table-cell>
        </table:table-row>
        <table:table-row table:style-name="ro1">
          <table:table-cell table:formula="of:=[$Data.E$3]" office:value-type="float" office:value="361.754098360656" calcext:value-type="float">
            <text:p>361.75409836065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367.3" calcext:value-type="float">
            <text:p>367.3</text:p>
          </table:table-cell>
          <table:table-cell office:value-type="float" office:value="13" calcext:value-type="float">
            <text:p>13</text:p>
          </table:table-cell>
          <table:table-cell table:formula="of:=2213662.429866*([.L3]^-2.0598068054896)" office:value-type="float" office:value="11.5256076090792" calcext:value-type="float">
            <text:p>11.5256076090792</text:p>
          </table:table-cell>
        </table:table-row>
        <table:table-row table:style-name="ro1">
          <table:table-cell table:formula="of:=[$Data.G$3]" office:value-type="float" office:value="342.333333333333" calcext:value-type="float">
            <text:p>342.33333333333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15" calcext:value-type="float">
            <text:p>15</text:p>
          </table:table-cell>
          <table:table-cell table:formula="of:=2213662.429866*([.L4]^-2.0598068054896)" office:value-type="float" office:value="15.6103451318317" calcext:value-type="float">
            <text:p>15.6103451318317</text:p>
          </table:table-cell>
        </table:table-row>
        <table:table-row table:style-name="ro1">
          <table:table-cell table:formula="of:=[$Data.J$3]" office:value-type="float" office:value="316.41935483871" calcext:value-type="float">
            <text:p>316.4193548387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alibrated off of the wooden piece on the wall, similar to cardboard color.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table:formula="of:=2213662.429866*([.L5]^-2.0598068054896)" office:value-type="float" office:value="20.1575909153049" calcext:value-type="float">
            <text:p>20.1575909153049</text:p>
          </table:table-cell>
        </table:table-row>
        <table:table-row table:style-name="ro1">
          <table:table-cell table:formula="of:=[$Data.L$3]" office:value-type="float" office:value="297.85" calcext:value-type="float">
            <text:p>297.8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250.77" calcext:value-type="float">
            <text:p>250.77</text:p>
          </table:table-cell>
          <table:table-cell office:value-type="float" office:value="19" calcext:value-type="float">
            <text:p>19</text:p>
          </table:table-cell>
          <table:table-cell table:formula="of:=2213662.429866*([.L6]^-2.0598068054896)" office:value-type="float" office:value="25.2968954866382" calcext:value-type="float">
            <text:p>25.2968954866382</text:p>
          </table:table-cell>
        </table:table-row>
        <table:table-row table:style-name="ro1">
          <table:table-cell table:formula="of:=[$Data.N$3]" office:value-type="float" office:value="280.065573770492" calcext:value-type="float">
            <text:p>280.06557377049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formula="of:=[$Data.O$3]" office:value-type="float" office:value="264.416666666667" calcext:value-type="float">
            <text:p>264.41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2213662.429886 a ^-2.0598068054896</text:p>
          </table:table-cell>
          <table:table-cell table:number-columns-repeated="2"/>
        </table:table-row>
      </table:table>
      <table:table table:name="Data" table:style-name="ta1"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ctual Distance (in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7:.C68])" office:value-type="float" office:value="383.032786885246" calcext:value-type="float">
            <text:p>383.032786885246</text:p>
          </table:table-cell>
          <table:table-cell/>
          <table:table-cell table:formula="of:=AVERAGE([.E7:.E68])" office:value-type="float" office:value="361.754098360656" calcext:value-type="float">
            <text:p>361.754098360656</text:p>
          </table:table-cell>
          <table:table-cell/>
          <table:table-cell table:formula="of:=AVERAGE([.G7:.G68])" office:value-type="float" office:value="342.333333333333" calcext:value-type="float">
            <text:p>342.333333333333</text:p>
          </table:table-cell>
          <table:table-cell/>
          <table:table-cell table:formula="of:=AVERAGE([.I7:.I68])" office:value-type="float" office:value="313.033333333333" calcext:value-type="float">
            <text:p>313.033333333333</text:p>
          </table:table-cell>
          <table:table-cell table:formula="of:=AVERAGE([.J5:.J66])" office:value-type="float" office:value="316.41935483871" calcext:value-type="float">
            <text:p>316.41935483871</text:p>
          </table:table-cell>
          <table:table-cell table:formula="of:=AVERAGE([.K7:.K68])" office:value-type="float" office:value="299.083333333333" calcext:value-type="float">
            <text:p>299.083333333333</text:p>
          </table:table-cell>
          <table:table-cell table:formula="of:=AVERAGE([.L7:.L68])" office:value-type="float" office:value="297.85" calcext:value-type="float">
            <text:p>297.85</text:p>
          </table:table-cell>
          <table:table-cell table:formula="of:=AVERAGE([.M7:.M68])" office:value-type="float" office:value="279.483333333333" calcext:value-type="float">
            <text:p>279.483333333333</text:p>
          </table:table-cell>
          <table:table-cell table:formula="of:=AVERAGE([.N7:.N68])" office:value-type="float" office:value="280.065573770492" calcext:value-type="float">
            <text:p>280.065573770492</text:p>
          </table:table-cell>
          <table:table-cell table:formula="of:=AVERAGE([.O7:.O68])" office:value-type="float" office:value="264.416666666667" calcext:value-type="float">
            <text:p>264.41666666666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9" calcext:value-type="float">
            <text:p>36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17" calcext:value-type="float">
            <text:p>317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23" calcext:value-type="float">
            <text:p>323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72" calcext:value-type="float">
            <text:p>272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2" calcext:value-type="float">
            <text:p>272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8"/>
          <table:table-cell office:value-type="float" office:value="283" calcext:value-type="float">
            <text:p>283</text:p>
          </table:table-cell>
          <table:table-cell table:number-columns-repeated="5"/>
        </table:table-row>
      </table:table>
      <table:table table:name="Calibration Curve (OLD)" table:style-name="ta1">
        <table:shapes>
          <draw:frame draw:z-index="0" draw:style-name="gr1" draw:text-style-name="P1" svg:width="453.51pt" svg:height="255.09pt" svg:x="261.92pt" svg:y="169.23pt">
            <draw:object draw:notify-on-update-of-ranges="'Calibration Curve (OLD)'.A2:'Calibration Curve (OLD)'.A10 'Calibration Curve (OLD)'.C1:'Calibration Curve (OLD)'.C1 'Calibration Curve (OLD)'.C2:'Calibration Curve (OLD)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log Read</text:p>
          </table:table-cell>
          <table:table-cell office:value-type="string" calcext:value-type="string">
            <text:p>Actual Distance (cm)</text:p>
          </table:table-cell>
          <table:table-cell office:value-type="string" calcext:value-type="string">
            <text:p>Actual Distance (in)</text:p>
          </table:table-cell>
          <table:table-cell table:number-columns-repeated="9"/>
          <table:table-cell office:value-type="string" calcext:value-type="string">
            <text:p>Analog Read</text:p>
          </table:table-cell>
          <table:table-cell office:value-type="string" calcext:value-type="string">
            <text:p>Actual Distance</text:p>
          </table:table-cell>
          <table:table-cell office:value-type="string" calcext:value-type="string">
            <text:p>Calculated Difference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C2]*2.54"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422" calcext:value-type="float">
            <text:p>422</text:p>
          </table:table-cell>
          <table:table-cell office:value-type="float" office:value="11" calcext:value-type="float">
            <text:p>11</text:p>
          </table:table-cell>
          <table:table-cell table:formula="of:=5805.99102955023*([.M2]^-1.03380467328515)" office:value-type="float" office:value="11.2154338931496" calcext:value-type="float">
            <text:p>11.21543389314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C3]*2.54" office:value-type="float" office:value="30.48" calcext:value-type="float">
            <text:p>30.48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367.3" calcext:value-type="float">
            <text:p>367.3</text:p>
          </table:table-cell>
          <table:table-cell office:value-type="float" office:value="13" calcext:value-type="float">
            <text:p>13</text:p>
          </table:table-cell>
          <table:table-cell table:formula="of:=5805.99102955023*([.M3]^-1.03380467328515)" office:value-type="float" office:value="12.9463021209558" calcext:value-type="float">
            <text:p>12.94630212095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C4]*2.54" office:value-type="float" office:value="35.56" calcext:value-type="float">
            <text:p>35.56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317" calcext:value-type="float">
            <text:p>317</text:p>
          </table:table-cell>
          <table:table-cell office:value-type="float" office:value="15" calcext:value-type="float">
            <text:p>15</text:p>
          </table:table-cell>
          <table:table-cell table:formula="of:=5805.99102955023*([.M4]^-1.03380467328515)" office:value-type="float" office:value="15.0754264795116" calcext:value-type="float">
            <text:p>15.07542647951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C5]*2.54" office:value-type="float" office:value="40.64" calcext:value-type="float">
            <text:p>40.6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alibrated off of the wooden piece on the wall, similar to cardboard color.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table:formula="of:=5805.99102955023*([.M5]^-1.03380467328515)" office:value-type="float" office:value="17.1392949031473" calcext:value-type="float">
            <text:p>17.13929490314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C6]*2.54" office:value-type="float" office:value="45.72" calcext:value-type="float">
            <text:p>45.7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250.77" calcext:value-type="float">
            <text:p>250.77</text:p>
          </table:table-cell>
          <table:table-cell office:value-type="float" office:value="19" calcext:value-type="float">
            <text:p>19</text:p>
          </table:table-cell>
          <table:table-cell table:formula="of:=5805.99102955023*([.M6]^-1.03380467328515)" office:value-type="float" office:value="19.2085266039382" calcext:value-type="float">
            <text:p>19.20852660393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C7]*2.54" office:value-type="float" office:value="50.8" calcext:value-type="float">
            <text:p>50.8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C8]*2.54" office:value-type="float" office:value="55.88" calcext:value-type="float">
            <text:p>55.88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C9]*2.54" office:value-type="float" office:value="60.96" calcext:value-type="float">
            <text:p>60.96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C10]*2.54" office:value-type="float" office:value="66.04" calcext:value-type="float">
            <text:p>66.04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</table:table>
      <table:table table:name="Calibration Test" table:style-name="ta1">
        <table:shapes>
          <draw:frame draw:z-index="0" draw:style-name="gr1" draw:text-style-name="P1" svg:width="453.51pt" svg:height="255.09pt" svg:x="511.99pt" svg:y="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tual Distance (in)</text:p>
          </table:table-cell>
          <table:table-cell office:value-type="string" calcext:value-type="string">
            <text:p>Analog Read</text:p>
          </table:table-cell>
          <table:table-cell office:value-type="string" calcext:value-type="string">
            <text:p>Calc Distance (in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5805.99102955023*([.B2]^-1.03380467328515)" office:value-type="string" office:string-value="" calcext:value-type="error">
            <text:p>#NUM!</text:p>
          </table:table-cell>
          <table:table-cell table:formula="of:=ABS(([.C2]-[.A2])/[.A2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5805.99102955023*([.B3]^-1.03380467328515)" office:value-type="string" office:string-value="" calcext:value-type="error">
            <text:p>#NUM!</text:p>
          </table:table-cell>
          <table:table-cell table:formula="of:=ABS(([.C3]-[.A3])/[.A3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5805.99102955023*([.B4]^-1.03380467328515)" office:value-type="string" office:string-value="" calcext:value-type="error">
            <text:p>#NUM!</text:p>
          </table:table-cell>
          <table:table-cell table:formula="of:=ABS(([.C4]-[.A4])/[.A4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5805.99102955023*([.B5]^-1.03380467328515)" office:value-type="string" office:string-value="" calcext:value-type="error">
            <text:p>#NUM!</text:p>
          </table:table-cell>
          <table:table-cell table:formula="of:=ABS(([.C5]-[.A5])/[.A5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5805.99102955023*([.B6]^-1.03380467328515)" office:value-type="string" office:string-value="" calcext:value-type="error">
            <text:p>#NUM!</text:p>
          </table:table-cell>
          <table:table-cell table:formula="of:=ABS(([.C6]-[.A6])/[.A6])*100" office:value-type="string" office:string-value="" calcext:value-type="error">
            <text:p>#NUM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21:07:25.099525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09:56:00.043058462</meta:creation-date>
    <dc:date>2019-09-30T21:40:38.071483391</dc:date>
    <meta:editing-duration>PT13H16M5S</meta:editing-duration>
    <meta:editing-cycles>31</meta:editing-cycles>
    <meta:generator>LibreOffice/6.3.2.2$Linux_X86_64 LibreOffice_project/6ef07f465637457f02af629369e2cc3d3a40bb23</meta:generator>
    <meta:document-statistic meta:table-count="4" meta:cell-count="755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a" loext:regression-y-name="distanc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9cm" svg:y="0.316cm" chart:style-name="ch2">
          <text:p>Analog Read vs Actual Distance</text:p>
        </chart:title>
        <chart:legend chart:legend-position="end" svg:x="10.37cm" svg:y="3.952cm" style:legend-expansion="high" chart:style-name="ch3"/>
        <chart:plot-area chart:style-name="ch4" table:cell-range-address="'Calibration Curve (OLD)'.A2:'Calibration Curve (OLD)'.A10 'Calibration Curve (OLD)'.C1:'Calibration Curve (OLD)'.C10" chart:data-source-has-labels="row" svg:x="1.331cm" svg:y="1.275cm" svg:width="8.719cm" svg:height="6.564cm">
          <chartooo:coordinate-region svg:x="1.952cm" svg:y="1.474cm" svg:width="7.818cm" svg:height="5.718cm"/>
          <chart:axis chart:dimension="x" chart:name="primary-x" chart:style-name="ch5">
            <chart:title svg:x="4.68cm" svg:y="8.019cm" chart:style-name="ch6">
              <text:p>Analog Read</text:p>
            </chart:title>
          </chart:axis>
          <chart:axis chart:dimension="y" chart:name="primary-y" chart:style-name="ch5">
            <chart:title svg:x="0.451cm" svg:y="5.527cm" chart:style-name="ch7">
              <text:p>Distance (in)</text:p>
            </chart:title>
            <chart:grid chart:style-name="ch8" chart:class="major"/>
          </chart:axis>
          <chart:series chart:style-name="ch9" chart:values-cell-range-address="'Calibration Curve (OLD)'.C2:'Calibration Curve (OLD)'.C10" chart:label-cell-address="'Calibration Curve (OLD)'.C1:'Calibration Curve (OLD)'.C1" chart:class="chart:scatter">
            <chart:domain table:cell-range-address="'Calibration Curve (OLD)'.A2:'Calibration Curve (OLD)'.A10"/>
            <chart:regression-curve chart:style-name="ch10">
              <chart:equation chart:display-equation="true" chart:display-r-square="false" svg:x="4.137cm" svg:y="2.23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 Distance (in)</text:p>
                <draw:g>
                  <svg:desc>'Calibration Curve (OLD)'.C1:'Calibration Curve (OLD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">
                <text:p>461</text:p>
                <draw:g>
                  <svg:desc>'Calibration Curve (OLD)'.A2:'Calibration Curve (OLD)'.A10</svg:desc>
                </draw:g>
              </table:table-cell>
              <table:table-cell office:value-type="float" office:value="10">
                <text:p>10</text:p>
                <draw:g>
                  <svg:desc>'Calibration Curve (OLD)'.C2:'Calibration Curve (OLD)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">
                <text:p>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2.2$Linux_X86_64 LibreOffice_project/6ef07f465637457f02af629369e2cc3d3a40bb2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a" loext:regression-y-name="distanc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729cm" svg:y="0.316cm" chart:style-name="ch2">
          <text:p>Analog Read vs Actual Distance</text:p>
        </chart:title>
        <chart:legend chart:legend-position="end" svg:x="10.37cm" svg:y="3.952cm" style:legend-expansion="high" chart:style-name="ch3"/>
        <chart:plot-area chart:style-name="ch4" chart:data-source-has-labels="both" svg:x="1.331cm" svg:y="1.275cm" svg:width="8.719cm" svg:height="6.564cm">
          <chartooo:coordinate-region svg:x="1.952cm" svg:y="1.474cm" svg:width="7.818cm" svg:height="5.718cm"/>
          <chart:axis chart:dimension="x" chart:name="primary-x" chart:style-name="ch5" chartooo:axis-type="auto">
            <chart:title svg:x="4.68cm" svg:y="8.019cm" chart:style-name="ch6">
              <text:p>Analog Read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527cm" chart:style-name="ch7">
              <text:p>Distance (in)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regression-curve chart:style-name="ch10">
              <chart:equation chart:display-equation="true" chart:display-r-square="false" svg:x="4.137cm" svg:y="2.23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ctual Distance (i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">
                <text:p>4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">
                <text:p>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2.2$Linux_X86_64 LibreOffice_project/6ef07f465637457f02af629369e2cc3d3a40bb2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a" loext:regression-y-name="distanc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9cm" svg:y="0.316cm" chart:style-name="ch2">
          <text:p>Analog Read vs Actual Distance</text:p>
        </chart:title>
        <chart:legend chart:legend-position="end" svg:x="11.878cm" svg:y="3.952cm" style:legend-expansion="high" chart:style-name="ch3"/>
        <chart:plot-area chart:style-name="ch4" table:cell-range-address="'Calibration Curve'.A2:'Calibration Curve'.A10 'Calibration Curve'.C1:'Calibration Curve'.C10" chart:data-source-has-labels="row" svg:x="1.331cm" svg:y="1.275cm" svg:width="10.227cm" svg:height="6.564cm">
          <chartooo:coordinate-region svg:x="1.952cm" svg:y="1.474cm" svg:width="9.326cm" svg:height="5.718cm"/>
          <chart:axis chart:dimension="x" chart:name="primary-x" chart:style-name="ch5">
            <chart:title svg:x="5.434cm" svg:y="8.019cm" chart:style-name="ch6">
              <text:p>Analog Read</text:p>
            </chart:title>
          </chart:axis>
          <chart:axis chart:dimension="y" chart:name="primary-y" chart:style-name="ch5">
            <chart:title svg:x="0.451cm" svg:y="5.527cm" chart:style-name="ch7">
              <text:p>Distance (in)</text:p>
            </chart:title>
            <chart:grid chart:style-name="ch8" chart:class="major"/>
          </chart:axis>
          <chart:series chart:style-name="ch9" chart:values-cell-range-address="'Calibration Curve'.C2:'Calibration Curve'.C10" chart:label-cell-address="'Calibration Curve'.C1:'Calibration Curve'.C1" chart:class="chart:scatter">
            <chart:domain table:cell-range-address="'Calibration Curve'.A2:'Calibration Curve'.A10"/>
            <chart:regression-curve chart:style-name="ch10">
              <chart:equation chart:display-equation="true" chart:display-r-square="false" svg:x="4.137cm" svg:y="2.23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Calibration Curve'.C1:'Calibration Curv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3.032786885246">
                <text:p>383.032786885246</text:p>
                <draw:g>
                  <svg:desc>'Calibration Curve'.A2:'Calibration Curve'.A10</svg:desc>
                </draw:g>
              </table:table-cell>
              <table:table-cell office:value-type="float" office:value="10">
                <text:p>10</text:p>
                <draw:g>
                  <svg:desc>'Calibration Curve'.C2:'Calibration Curve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.754098360656">
                <text:p>361.754098360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.333333333333">
                <text:p>342.333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.41935483871">
                <text:p>316.41935483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7.85">
                <text:p>297.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.065573770492">
                <text:p>280.0655737704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.416666666667">
                <text:p>264.4166666666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2.2$Linux_X86_64 LibreOffice_project/6ef07f465637457f02af629369e2cc3d3a40bb2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